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DatatypeValidator.ListDatatypeValidator( DatatypeValidator itemD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DatatypeValidator.validate( String content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